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Filter.processSync( MessageExchange exchang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MessageFilter.setFilter( Predicate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Filter.isReport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Filter.setReportErrors( boolean report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Filter.ge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Filter.processAsync( MessageExchange exchang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essageFilter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Filter.valid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Filter.setTarget( ExchangeTarge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